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9bf4f" officeooo:paragraph-rsid="0019bf4f"/>
    </style:style>
    <style:style style:name="P2" style:family="paragraph" style:parent-style-name="Standard">
      <style:text-properties officeooo:rsid="0010efd7" officeooo:paragraph-rsid="0010efd7"/>
    </style:style>
    <style:style style:name="P3" style:family="paragraph" style:parent-style-name="Standard">
      <style:text-properties officeooo:rsid="001294a1" officeooo:paragraph-rsid="001294a1"/>
    </style:style>
    <style:style style:name="P4" style:family="paragraph" style:parent-style-name="Standard">
      <style:text-properties officeooo:rsid="001449d6" officeooo:paragraph-rsid="001449d6"/>
    </style:style>
    <style:style style:name="P5" style:family="paragraph" style:parent-style-name="Standard">
      <style:text-properties officeooo:rsid="00162d86" officeooo:paragraph-rsid="00162d86"/>
    </style:style>
    <style:style style:name="P6" style:family="paragraph" style:parent-style-name="Standard">
      <style:text-properties officeooo:rsid="001baa5a" officeooo:paragraph-rsid="001baa5a"/>
    </style:style>
    <style:style style:name="P7" style:family="paragraph" style:parent-style-name="Standard">
      <style:text-properties officeooo:rsid="001c4efa" officeooo:paragraph-rsid="001c4efa"/>
    </style:style>
    <style:style style:name="T1" style:family="text">
      <style:text-properties officeooo:rsid="0019bf4f"/>
    </style:style>
    <style:style style:name="T2" style:family="text">
      <style:text-properties officeooo:rsid="00160032"/>
    </style:style>
    <style:style style:name="T3" style:family="text">
      <style:text-properties officeooo:rsid="001bec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U Ground Station Link Budget:</text:p>
      <text:p text:style-name="P2">Ground Station Notes:</text:p>
      <text:p text:style-name="P2">Assuming Similar ASU ground station that we have used in the past.</text:p>
      <text:p text:style-name="P2">50W <text:span text:style-name="T1">PA</text:span></text:p>
      <text:p text:style-name="P2">.<text:span text:style-name="T1">5 NF LNA with 20dB of Gain.</text:span></text:p>
      <text:p text:style-name="P1">12 meters between lna and receiver (plus some other short cables in between).</text:p>
      <text:p text:style-name="P1">RF Switch with to go between the LNA and PA cables.</text:p>
      <text:p text:style-name="P2"/>
      <text:p text:style-name="P3">Desired bit rate is around 35kbps <text:span text:style-name="T2">but targeting closer to 21.875 kbps (SF 7, CR 4/5, BW 500kHz)</text:span></text:p>
      <text:p text:style-name="P3"/>
      <text:p text:style-name="P4"><text:a xlink:type="simple" xlink:href="https://www.researchgate.net/figure/Uncoded-BER-vs-E-b-N-0-performances-of-LoRa-dashed-lines-and-single-sideband-M-ASPM_fig1_354375439" text:style-name="Internet_20_link" text:visited-style-name="Visited_20_Internet_20_Link">https://www.researchgate.net/figure/Uncoded-BER-vs-E-b-N-0-performances-of-LoRa-dashed-lines-and-single-sideband-M-ASPM_fig1_354375439</text:a></text:p>
      <text:p text:style-name="P4"/>
      <text:p text:style-name="P4">For now using this paper to get a rough idea for BER vs Eb/no for LoRa. Not guaranteed to be perfect for all bandwidths but should get close (at least unless I want to see about simulating it instead).</text:p>
      <text:p text:style-name="P4"/>
      <text:p text:style-name="P5">For BER vs SNR for lora. I utilized some Matlab LoRa code that you configure for the similar channel performance metrics (SF, bw) to get decent plots for BER vs SNR</text:p>
      <text:p text:style-name="P5"/>
      <text:p text:style-name="P5"/>
      <text:p text:style-name="P1">Remote Sensor / User Link Budget:</text:p>
      <text:p text:style-name="P1">User Mode swaps the groundstation uplink to a user uplink (so much lower power transmits).</text:p>
      <text:p text:style-name="P1">Downlinks are still the same setup though (I.e ASU Ground station parameters).</text:p>
      <text:p text:style-name="P1"/>
      <text:p text:style-name="P1"/>
      <text:p text:style-name="P1">I am going to first see how much improvement would be needed if they just used a 200mW transmitter (+23dBm) and then add the info.</text:p>
      <text:p text:style-name="P1"/>
      <text:p text:style-name="P6">Without changing much we get around 4.8 to 5 dB of link margin which isn’t terrible. <text:span text:style-name="T3">By adding the PA that is being recommended for users </text:span><text:a xlink:type="simple" xlink:href="https://www.amazon.com/dp/B09T39P1C1" text:style-name="Internet_20_link" text:visited-style-name="Visited_20_Internet_20_Link"><text:span text:style-name="T3">https://www.amazon.com/dp/B09T39P1C1</text:span></text:a><text:span text:style-name="T3"> We get around extra 10dB of margin.</text:span></text:p>
      <text:p text:style-name="P6"/>
      <text:p text:style-name="P7">Going to run with this for now with the user PA.</text:p>
      <text:p text:style-name="P5"/>
      <text:p text:style-name="P5"/>
      <text:p text:style-name="P5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6T19:07:30.114221186</meta:creation-date>
    <dc:date>2025-06-08T18:29:21.150620877</dc:date>
    <meta:editing-duration>PT4H46M42S</meta:editing-duration>
    <meta:editing-cycles>10</meta:editing-cycles>
    <meta:generator>LibreOffice/25.2.3.2$Linux_X86_64 LibreOffice_project/520$Build-2</meta:generator>
    <meta:document-statistic meta:table-count="0" meta:image-count="0" meta:object-count="0" meta:page-count="1" meta:paragraph-count="17" meta:word-count="245" meta:character-count="1463" meta:non-whitespace-character-count="1235"/>
  </office:meta>
</office:document-meta>
</file>